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mbria1" svg:font-family="Cambria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6in" fo:margin-left="0in" fo:margin-top="0in" fo:margin-bottom="0in" table:align="left"/>
    </style:style>
    <style:style style:name="Table1.A" style:family="table-column">
      <style:table-column-properties style:column-width="2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f3f3f3" fo:padding="0.0694in" fo:border="1pt solid #000000">
        <style:background-image/>
      </style:table-cell-properties>
    </style:style>
    <style:style style:name="Table1.A2" style:family="table-cell">
      <style:table-cell-properties style:vertical-align="" fo:padding="0.0694in" fo:border="1pt solid #000000"/>
    </style:style>
    <style:style style:name="Table1.B2" style:family="table-cell">
      <style:table-cell-properties style:vertical-align="" fo:padding="0.0694in" fo:border="1pt solid #000000"/>
    </style:style>
    <style:style style:name="Table1.C2" style:family="table-cell">
      <style:table-cell-properties style:vertical-align="" fo:padding="0.0694in" fo:border="1pt solid #000000"/>
    </style:style>
    <style:style style:name="Table1.A3" style:family="table-cell">
      <style:table-cell-properties style:vertical-align="" fo:padding="0.0694in" fo:border="1pt solid #000000"/>
    </style:style>
    <style:style style:name="Table1.B3" style:family="table-cell">
      <style:table-cell-properties style:vertical-align="" fo:padding="0.0694in" fo:border="1pt solid #000000"/>
    </style:style>
    <style:style style:name="Table1.C3" style:family="table-cell">
      <style:table-cell-properties style:vertical-align="" fo:padding="0.0694in" fo:border="1pt solid #000000"/>
    </style:style>
    <style:style style:name="Table1.A4" style:family="table-cell">
      <style:table-cell-properties style:vertical-align="" fo:padding="0.0694in" fo:border="1pt solid #000000"/>
    </style:style>
    <style:style style:name="Table1.B4" style:family="table-cell">
      <style:table-cell-properties style:vertical-align="" fo:padding="0.0694in" fo:border="1pt solid #000000"/>
    </style:style>
    <style:style style:name="Table1.C4" style:family="table-cell">
      <style:table-cell-properties style:vertical-align="" fo:padding="0.0694in" fo:border="1pt solid #000000"/>
    </style:style>
    <style:style style:name="P1" style:family="paragraph" style:parent-style-name="Standard">
      <style:paragraph-properties fo:padding="0in" fo:border="none"/>
    </style:style>
    <style:style style:name="P2" style:family="paragraph" style:parent-style-name="Standard">
      <style:paragraph-properties fo:padding="0in" fo:border="none"/>
      <style:text-properties style:font-name="Arial" fo:font-size="11pt" style:font-name-asian="Arial1" style:font-size-asian="11pt" style:font-name-complex="Arial1" style:font-size-complex="11pt"/>
    </style:style>
    <style:style style:name="P3" style:family="paragraph" style:parent-style-name="Standard">
      <style:paragraph-properties fo:padding="0in" fo:border="none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</style:style>
    <style:style style:name="P6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Arial" fo:font-size="11pt" style:font-name-asian="Arial1" style:font-size-asian="11pt" style:font-name-complex="Arial1" style:font-size-complex="11pt"/>
    </style:style>
    <style:style style:name="P7" style:family="paragraph" style:parent-style-name="Standard">
      <style:paragraph-properties fo:margin-left="0in" fo:margin-right="0in" fo:text-indent="0.5in" style:auto-text-indent="false" fo:padding="0in" fo:border="none"/>
    </style:style>
    <style:style style:name="P8" style:family="paragraph" style:parent-style-name="Standard" style:master-page-name="Standard">
      <style:paragraph-properties style:page-number="1" fo:padding="0in" fo:border="none"/>
      <style:text-properties style:font-name="Arial" fo:font-size="11pt" style:font-name-asian="Arial1" style:font-size-asian="11pt" style:font-name-complex="Arial1" style:font-size-complex="11pt"/>
    </style:style>
    <style:style style:name="T1" style:family="text">
      <style:text-properties style:font-name="Arial" fo:font-size="11pt" fo:font-weight="bold" style:font-name-asian="Arial1" style:font-size-asian="11pt" style:font-weight-asian="bold" style:font-name-complex="Arial1" style:font-size-complex="11pt"/>
    </style:style>
    <style:style style:name="T2" style:family="text">
      <style:text-properties style:font-name="Arial" fo:font-size="11pt" style:font-name-asian="Arial1" style:font-size-asian="11pt" style:font-name-complex="Arial1" style:font-size-complex="11pt"/>
    </style:style>
    <style:style style:name="T3" style:family="text">
      <style:text-properties fo:color="#1155cc" style:font-name="Arial" fo:font-size="11pt" style:text-underline-style="solid" style:text-underline-width="auto" style:text-underline-color="font-color" style:font-name-asian="Arial1" style:font-size-asian="11pt" style:font-name-complex="Arial1" style:font-size-complex="11pt"/>
    </style:style>
    <style:style style:name="T4" style:family="text">
      <style:text-properties fo:color="#1155cc" style:text-underline-style="solid" style:text-underline-width="auto" style:text-underline-color="font-color"/>
    </style:style>
    <style:style style:name="T5" style:family="text">
      <style:text-properties fo:font-weight="bold" style:font-weight-asian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bookmark text:name="_ref9xkt2xk0x"/></text:p>
      <table:table table:name="Table1" table:style-name="Table1">
        <table:table-column table:style-name="Table1.A" table:number-columns-repeated="3"/>
        <table:table-row table:style-name="Table1.1">
          <table:table-cell table:style-name="Table1.A1" office:value-type="string">
            <text:p text:style-name="P4"><text:span text:style-name="T1">Outil</text:span></text:p>
          </table:table-cell>
          <table:table-cell table:style-name="Table1.A1" office:value-type="string">
            <text:p text:style-name="P4"><text:span text:style-name="T1">Description</text:span></text:p>
          </table:table-cell>
          <table:table-cell table:style-name="Table1.A1" office:value-type="string">
            <text:p text:style-name="P4"><text:span text:style-name="T1">Langage</text:span></text:p>
          </table:table-cell>
        </table:table-row>
        <table:table-row table:style-name="Table1.1">
          <table:table-cell table:style-name="Table1.A2" office:value-type="string">
            <text:p text:style-name="P4"><text:a xlink:type="simple" xlink:href="http://www.cppdepend.com/" text:style-name="ListLabel_20_1" text:visited-style-name="ListLabel_20_1"><text:span text:style-name="T3">CppDepend</text:span></text:a></text:p>
          </table:table-cell>
          <table:table-cell table:style-name="Table1.B2" office:value-type="string">
            <text:p text:style-name="P4"><text:span text:style-name="T2">Permet d’obtenir des métriques (complexité cyclomatique, couplage…). Analyse statique.</text:span></text:p>
          </table:table-cell>
          <table:table-cell table:style-name="Table1.C2" office:value-type="string">
            <text:p text:style-name="P4"><text:span text:style-name="T2">C/C++</text:span></text:p>
          </table:table-cell>
        </table:table-row>
        <table:table-row table:style-name="Table1.1">
          <table:table-cell table:style-name="Table1.A3" office:value-type="string">
            <text:p text:style-name="P4"><text:a xlink:type="simple" xlink:href="http://www.ndepend.com/" text:style-name="ListLabel_20_1" text:visited-style-name="ListLabel_20_1"><text:span text:style-name="T3">NDepend</text:span></text:a></text:p>
          </table:table-cell>
          <table:table-cell table:style-name="Table1.B3" office:value-type="string">
            <text:p text:style-name="P4"><text:span text:style-name="T2">“ ” </text:span></text:p>
          </table:table-cell>
          <table:table-cell table:style-name="Table1.C3" office:value-type="string">
            <text:p text:style-name="P4"><text:span text:style-name="T2">.NET</text:span></text:p>
          </table:table-cell>
        </table:table-row>
        <table:table-row table:style-name="Table1.1">
          <table:table-cell table:style-name="Table1.A4" office:value-type="string">
            <text:p text:style-name="P6"/>
          </table:table-cell>
          <table:table-cell table:style-name="Table1.B4" office:value-type="string">
            <text:p text:style-name="P6"/>
          </table:table-cell>
          <table:table-cell table:style-name="Table1.C4" office:value-type="string">
            <text:p text:style-name="P6"/>
          </table:table-cell>
        </table:table-row>
      </table:table>
      <text:p text:style-name="P2"><text:bookmark text:name="_4x27nlm338z1"/></text:p>
      <text:p text:style-name="P3"><text:bookmark text:name="_zczlz4nx695z"/></text:p>
      <text:p text:style-name="P1"><text:bookmark text:name="_dryhrcf4uv2k"/><text:a xlink:type="simple" xlink:href="http://www.hello2morrow.com/" text:style-name="ListLabel_20_1" text:visited-style-name="ListLabel_20_1"><text:span text:style-name="T3">http://www.hello2morrow.com/</text:span></text:a><text:span text:style-name="T2"> </text:span><text:a xlink:type="simple" xlink:href="http://www.hello2morrow.com/" text:style-name="ListLabel_20_2" text:visited-style-name="ListLabel_20_2"><text:span text:style-name="T2"><text:s/></text:span></text:a></text:p>
      <text:p text:style-name="P7"><text:bookmark text:name="_mrveqf251u1i"/><text:a xlink:type="simple" xlink:href="http://www.hello2morrow.com/" text:style-name="ListLabel_20_2" text:visited-style-name="ListLabel_20_2"><text:span text:style-name="T2">Sonargraph-Explorer ( static analysis tool : Metrics and dependency) <text:s/></text:span></text:a><text:a xlink:type="simple" xlink:href="http://www.hello2morrow.com/" text:style-name="ListLabel_20_4" text:visited-style-name="ListLabel_20_4"><text:span text:style-name="T1">Java</text:span></text:a><text:a xlink:type="simple" xlink:href="http://www.hello2morrow.com/" text:style-name="ListLabel_20_1" text:visited-style-name="ListLabel_20_1"><text:span text:style-name="T3">,</text:span></text:a><text:a xlink:type="simple" xlink:href="http://www.hello2morrow.com/" text:style-name="ListLabel_20_2" text:visited-style-name="ListLabel_20_2"><text:span text:style-name="T2"> #C</text:span></text:a></text:p>
      <text:p text:style-name="P1"><text:bookmark text:name="_curw5l2ooq7s"/><text:span text:style-name="T1">Sonargraph-Architect ( Sonargraph explorer + others options ) C#, C/C++ and Java</text:span></text:p>
      <text:p text:style-name="P2"><text:bookmark text:name="_cgpaqcyhhic7"/></text:p>
      <text:p text:style-name="P2"><text:bookmark text:name="_hjqe7kttu24p"/></text:p>
      <text:p text:style-name="P1"><text:bookmark text:name="_kn0sxp24z0k3"/><text:a xlink:type="simple" xlink:href="https://www.laas.fr/public/en/research-topics-disco" text:style-name="ListLabel_20_5" text:visited-style-name="ListLabel_20_5"><text:span text:style-name="T4">https://www.laas.fr/public/en/research-topics-disco</text:span></text:a> Analyse dynamique</text:p>
      <text:p text:style-name="P1"><text:bookmark text:name="_89971slg0d7v"/><text:a xlink:type="simple" xlink:href="http://structure101.com/" text:style-name="ListLabel_20_5" text:visited-style-name="ListLabel_20_5"><text:span text:style-name="T4">http://structure101.com/ <text:s/>Java, .Net</text:span></text:a></text:p>
      <text:p text:style-name="P1"><text:bookmark text:name="_gz7dawprldc8"/>http://lattix.com/product-overview</text:p>
      <text:p text:style-name="P1"><text:bookmark text:name="_spxgjziy87rv"/>https://codeclimate.com/</text:p>
      <text:p text:style-name="P1"><text:bookmark text:name="_gjdgxs"/></text:p>
      <text:p text:style-name="Standard"><text:a xlink:type="simple" xlink:href="http://docs.codehaus.org/display/SONAR/Issues" text:style-name="ListLabel_20_3" text:visited-style-name="ListLabel_20_3">http://docs.codehaus.org/display/SONAR/Issues</text:a> </text:p>
      <text:p text:style-name="P5"/>
      <text:p text:style-name="P1"><text:a xlink:type="simple" xlink:href="http://eclipse-metrics.sourceforge.net/" text:style-name="ListLabel_20_3" text:visited-style-name="ListLabel_20_3">http://eclipse-metrics.sourceforge.net/</text:a> </text:p>
      <text:p text:style-name="P1">http://findbugs.sourceforge.net/ http ://www.<text:a xlink:type="simple" xlink:href="http://sonarqube.org/" text:style-name="ListLabel_20_3" text:visited-style-name="ListLabel_20_3">sonarqube.org/</text:a></text:p>
      <text:p text:style-name="P1"><text:a xlink:type="simple" xlink:href="http://java-source.net/open-source/code-analyzers/jdepend" text:style-name="ListLabel_20_3" text:visited-style-name="ListLabel_20_3">http://java-source.net/open-source/code-analyzers/jdepend</text:a></text:p>
      <text:p text:style-name="P1"><text:a xlink:type="simple" xlink:href="http://metrics.sourceforge.net/" text:style-name="ListLabel_20_3" text:visited-style-name="ListLabel_20_3">http://metrics.sourceforge.net/</text:a></text:p>
      <text:p text:style-name="P1"><text:a xlink:type="simple" xlink:href="http://metrics2.sourceforge.net/" text:style-name="ListLabel_20_3" text:visited-style-name="ListLabel_20_3">http://metrics2.sourceforge.net/</text:a> Metric2 site.</text:p>
      <text:p text:style-name="P1"><text:a xlink:type="simple" xlink:href="http://plantuml.com/" text:style-name="ListLabel_20_3" text:visited-style-name="ListLabel_20_3">http://plantuml.com/</text:a>  - module complémentaire plantUML Gizmo Google Doc . <text:a xlink:type="simple" xlink:href="http://plugins.netbeans.org/plugin/42970/sourcecodemetrics" text:style-name="ListLabel_20_3" text:visited-style-name="ListLabel_20_3">http://plugins.netbeans.org/plugin/42970/sourcecodemetrics</text:a> </text:p>
      <text:p text:style-name="P1"><text:soft-page-break/><text:a xlink:type="simple" xlink:href="http://pmd.sourceforge.net/pmd-5.1.3/meaning.html" text:style-name="ListLabel_20_3" text:visited-style-name="ListLabel_20_3">http://pmd.sourceforge.net/pmd-5.1.3/meaning.html</text:a></text:p>
      <text:p text:style-name="P1"><text:a xlink:type="simple" xlink:href="http://qaplug.com/" text:style-name="ListLabel_20_3" text:visited-style-name="ListLabel_20_3">http://qaplug.com/</text:a> <text:s text:c="6"/>IntelliJ Plugin QA: </text:p>
      <text:p text:style-name="P1"><text:a xlink:type="simple" xlink:href="http://stan4j.com/metrics/quality-metrics.html" text:style-name="ListLabel_20_3" text:visited-style-name="ListLabel_20_3">http://stan4j.com/metrics/quality-metrics.html</text:a> STAN4J site.</text:p>
      <text:p text:style-name="P1"><text:a xlink:type="simple" xlink:href="http://www-igm.univ-mlv.fr/~dr/XPOSE2008/Mesure%20de%20la%20qualite%20du%20code%20source%20-%20Algorithmes%20et%20outils/index.html" text:style-name="ListLabel_20_3" text:visited-style-name="ListLabel_20_3">http://www-igm.univ-mlv.fr/~dr/XPOSE2008/Mesure%20de%20la%20qualite%20du%20code%20source%20-%20Algorithmes%20et%20outils/index.html</text:a> Outils de mesure de qualité de code</text:p>
      <text:p text:style-name="P1"><text:a xlink:type="simple" xlink:href="http://www.clarkware.com/software/JDepend.html" text:style-name="ListLabel_20_3" text:visited-style-name="ListLabel_20_3">http://www.clarkware.com/software/JDepend.html</text:a>,</text:p>
      <text:p text:style-name="P1"><text:a xlink:type="simple" xlink:href="http://www.class-visualizer.net/" text:style-name="ListLabel_20_3" text:visited-style-name="ListLabel_20_3">http://www.class-visualizer.net/</text:a> ClassVisualizer </text:p>
      <text:p text:style-name="P1"><text:a xlink:type="simple" xlink:href="http://www.jarchitect.com/" text:style-name="ListLabel_20_3" text:visited-style-name="ListLabel_20_3">http://www.jarchitect.com/</text:a> JArchitect</text:p>
      <text:p text:style-name="P1"><text:a xlink:type="simple" xlink:href="http://www.mobicents.org/" text:style-name="ListLabel_20_3" text:visited-style-name="ListLabel_20_3">http://www.mobicents.org/</text:a> </text:p>
      <text:p text:style-name="P1"/>
      <text:p text:style-name="P1"><text:a xlink:type="simple" xlink:href="http://www.objectaid.com/class-diagram" text:style-name="ListLabel_20_3" text:visited-style-name="ListLabel_20_3">http://www.objectaid.com/class-diagram</text:a>UML plugin for Eclipse, diagramme séquence</text:p>
      <text:p text:style-name="P1"><text:a xlink:type="simple" xlink:href="http://www.sonarqube.org/" text:style-name="ListLabel_20_3" text:visited-style-name="ListLabel_20_3">http://www.sonarqube.org/</text:a></text:p>
      <text:p text:style-name="P1"><text:a xlink:type="simple" xlink:href="http://www.sonarqube.org/" text:style-name="ListLabel_20_3" text:visited-style-name="ListLabel_20_3">http://www.sonarqube.org/</text:a> SonarQube </text:p>
      <text:p text:style-name="P1"><text:a xlink:type="simple" xlink:href="http://www.spinellis.gr/sw/ckjm/" text:style-name="ListLabel_20_3" text:visited-style-name="ListLabel_20_3">http://www.spinellis.gr/sw/ckjm/</text:a> Chidamber and Kermerer Java Metrics</text:p>
      <text:p text:style-name="P1"><text:a xlink:type="simple" xlink:href="http://www.stack.nl/~dimitri/doxygen/" text:style-name="ListLabel_20_3" text:visited-style-name="ListLabel_20_3">http://www.stack.nl/~dimitri/doxygen/</text:a> documentation generating tool</text:p>
      <text:p text:style-name="P1"/>
      <text:p text:style-name="P1">http://www.uml-lab.com/en/uml-lab/ </text:p>
      <text:p text:style-name="P1"><text:a xlink:type="simple" xlink:href="http://www.visual-paradigm.com/download" text:style-name="ListLabel_20_3" text:visited-style-name="ListLabel_20_3">http://www.visual-paradigm.com/download</text:a>  Visual Paradigm Professional Édition</text:p>
      <text:p text:style-name="P1"><text:a xlink:type="simple" xlink:href="https://cacoo.com/" text:style-name="ListLabel_20_3" text:visited-style-name="ListLabel_20_3">https://cacoo.com/</text:a> Outils pour dessiner des diagrammes</text:p>
      <text:p text:style-name="P1"><text:a xlink:type="simple" xlink:href="https://developers.google.com/java-dev-tools/codepro/doc/" text:style-name="ListLabel_20_3" text:visited-style-name="ListLabel_20_3">https://developers.google.com/java-dev-tools/codepro/doc/</text:a> </text:p>
      <text:p text:style-name="P1"><text:a xlink:type="simple" xlink:href="https://drive.google.com/file/d/0BzXEsJ3eo7EtVXpxSnFxSC1rNlU/view?pli=1" text:style-name="ListLabel_20_3" text:visited-style-name="ListLabel_20_3">https://drive.google.com/file/d/0BzXEsJ3eo7EtVXpxSnFxSC1rNlU/view?pli=1</text:a> Omondo tutoriel</text:p>
      <text:p text:style-name="P1"><text:a xlink:type="simple" xlink:href="https://github.com/sevntu-checkstyle/dsm-maven-plugin" text:style-name="ListLabel_20_3" text:visited-style-name="ListLabel_20_3">https://github.com/sevntu-checkstyle/dsm-maven-plugin</text:a> Plugin Maven DSM :</text:p>
      <text:p text:style-name="P1">https://marketplace.eclipse.org/content/codecity, </text:p>
      <text:p text:style-name="P1"><text:a xlink:type="simple" xlink:href="https://plugins.jetbrains.com/plugin/93" text:style-name="ListLabel_20_3" text:visited-style-name="ListLabel_20_3">https://plugins.jetbrains.com/plugin/93</text:a> <text:s text:c="5"/>IntelliJ Plugin Metrics Reloaded: </text:p>
      <text:p text:style-name="P1">https://scitools.com/ <text:s/>Understand(ScieTools)™ </text:p>
      <text:p text:style-name="P1"><text:a xlink:type="simple" xlink:href="https://tools.ietf.org/html/rfc3539" text:style-name="ListLabel_20_3" text:visited-style-name="ListLabel_20_3">https://tools.ietf.org/html/rfc3539</text:a>   </text:p>
      <text:p text:style-name="P1"><text:a xlink:type="simple" xlink:href="https://www.jetbrains.com/idea/" text:style-name="ListLabel_20_3" text:visited-style-name="ListLabel_20_3">https://www.jetbrains.com/idea/</text:a> <text:s text:c="2"/>IntelliJ IDEA 2016.1.2: </text:p>
      <text:p text:style-name="P1"><text:soft-page-break/></text:p>
      <text:p text:style-name="P1"/>
      <text:p text:style-name="P1">Plugin eclipse:</text:p>
      <text:p text:style-name="P1"><text:tab/><text:span text:style-name="T5">Architexa 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mbria1" svg:font-family="Cambria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mbria" fo:font-size="12pt" fo:language="fr" fo:country="FR" style:letter-kerning="false" style:font-name-asian="Cambria1" style:font-size-asian="12pt" style:language-asian="zh" style:country-asian="CN" style:font-name-complex="Cambria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mbria" fo:font-size="12pt" fo:language="fr" fo:country="FR" style:letter-kerning="false" style:font-name-asian="Cambria1" style:font-size-asian="12pt" style:language-asian="zh" style:country-asian="CN" style:font-name-complex="Cambria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.2992in" fo:margin-right="0in" fo:margin-top="0.0835in" fo:margin-bottom="0in" loext:contextual-spacing="false" fo:line-height="100%" fo:text-align="justify" style:justify-single-word="false" fo:keep-together="always" fo:orphans="0" fo:widows="0" fo:text-indent="-0.2992in" style:auto-text-indent="false" fo:keep-with-next="always"/>
      <style:text-properties fo:font-variant="small-caps" style:font-name="Arial" fo:font-family="Arial" style:font-family-generic="roman" style:font-pitch="variable" fo:font-size="10pt" fo:font-weight="bold" style:font-name-asian="Arial1" style:font-family-asian="Arial" style:font-family-generic-asian="system" style:font-pitch-asian="variable" style:font-size-asian="10pt" style:font-weight-asian="bold" style:font-name-complex="Arial1" style:font-family-complex="Arial" style:font-family-generic-complex="system" style:font-pitch-complex="variable" style:font-size-complex="1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ListLabel_20_1" style:display-name="ListLabel 1" style:family="text">
      <style:text-properties fo:color="#1155cc" style:font-name="Arial" fo:font-family="Arial" style:font-family-generic="roman" style:font-pitch="variable" fo:font-size="11pt" style:text-underline-style="solid" style:text-underline-width="auto" style:text-underline-color="font-color" style:font-name-asian="Arial1" style:font-family-asian="Arial" style:font-family-generic-asian="system" style:font-pitch-asian="variable" style:font-size-asian="11pt" style:font-name-complex="Arial1" style:font-family-complex="Arial" style:font-family-generic-complex="system" style:font-pitch-complex="variable" style:font-size-complex="11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2" style:display-name="ListLabel 2" style:family="text">
      <style:text-properties style:font-name="Arial" fo:font-family="Arial" style:font-family-generic="roman" style:font-pitch="variable" fo:font-size="11pt" style:font-name-asian="Arial1" style:font-family-asian="Arial" style:font-family-generic-asian="system" style:font-pitch-asian="variable" style:font-size-asian="11pt" style:font-name-complex="Arial1" style:font-family-complex="Arial" style:font-family-generic-complex="system" style:font-pitch-complex="variable" style:font-size-complex="11pt"/>
    </style:style>
    <style:style style:name="ListLabel_20_3" style:display-name="ListLabel 3" style:family="text"/>
    <style:style style:name="ListLabel_20_4" style:display-name="ListLabel 4" style:family="text">
      <style:text-properties style:font-name="Arial" fo:font-family="Arial" style:font-family-generic="roman" style:font-pitch="variable" fo:font-size="11pt" fo:font-weight="bold" style:font-name-asian="Arial1" style:font-family-asian="Arial" style:font-family-generic-asian="system" style:font-pitch-asian="variable" style:font-size-asian="11pt" style:font-weight-asian="bold" style:font-name-complex="Arial1" style:font-family-complex="Arial" style:font-family-generic-complex="system" style:font-pitch-complex="variable" style:font-size-complex="11pt"/>
    </style:style>
    <style:style style:name="ListLabel_20_5" style:display-name="ListLabel 5" style:family="text">
      <style:text-properties fo:color="#1155cc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in" fo:margin-bottom="1in" fo:margin-left="1.25in" fo:margin-right="1.25in" fo:background-color="#ffffff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1in" fo:margin-left="0in" fo:margin-right="0in" fo:margin-bottom="0.9602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Standard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0" meta:object-count="0" meta:page-count="3" meta:paragraph-count="49" meta:word-count="148" meta:character-count="2336" meta:non-whitespace-character-count="2198"/>
    <meta:generator>LibreOfficeDev/6.0.5.2$Linux_X86_64 LibreOffice_project/</meta:generator>
  </office:meta>
</office:document-meta>
</file>